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1143n238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5947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1291n27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4789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1437n301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7003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1580n33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8758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1713n36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9624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182n36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5580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1857n3930e.lp</text:p>
          </table:table-cell>
          <table:table-cell office:value-type="float" office:value="342.97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52062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1989n4234e.lp</text:p>
          </table:table-cell>
          <table:table-cell office:value-type="float" office:value="614.89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9071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2120n4520e.lp</text:p>
          </table:table-cell>
          <table:table-cell office:value-type="float" office:value="509.12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02372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2244n479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02178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2368n507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1642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2484n53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72029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2592n55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78076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2707n58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10991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2814n607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532464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403n399e.lp</text:p>
          </table:table-cell>
          <table:table-cell office:value-type="float" office:value="11.478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86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449n465e.lp</text:p>
          </table:table-cell>
          <table:table-cell office:value-type="float" office:value="20.82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131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502n542e.lp</text:p>
          </table:table-cell>
          <table:table-cell office:value-type="float" office:value="40.78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837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543n606e.lp</text:p>
          </table:table-cell>
          <table:table-cell office:value-type="float" office:value="89.715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42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581n681e.lp</text:p>
          </table:table-cell>
          <table:table-cell office:value-type="float" office:value="197.9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74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624n764e.lp</text:p>
          </table:table-cell>
          <table:table-cell office:value-type="float" office:value="591.8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913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669n8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565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718n99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372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789n1257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6554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820n14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898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829n1567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389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837n172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9447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989n2056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1697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0])" office:value-type="float"/>
          <table:table-cell table:formula="of:=SUM([.C3:.C30])" office:value-type="float"/>
          <table:table-cell table:formula="of:=SUM([.D3:.D30])" office:value-type="float"/>
          <table:table-cell table:formula="of:=SUM([.E3:.E30])" office:value-type="float"/>
          <table:table-cell table:formula="of:=SUM([.F3:.F30])" office:value-type="float"/>
          <table:table-cell table:formula="of:=SUM([.G3:.G30])" office:value-type="float"/>
          <table:table-cell table:formula="of:=SUM([.H3:.H30])" office:value-type="float"/>
          <table:table-cell table:formula="of:=SUM([.I3:.I30])" office:value-type="float"/>
          <table:table-cell table:formula="of:=SUM([.J3:.J30])" office:value-type="float"/>
          <table:table-cell table:formula="of:=SUM([.K3:.K30])" office:value-type="float"/>
          <table:table-cell table:formula="of:=SUM([.L3:.L30])" office:value-type="float"/>
          <table:table-cell table:formula="of:=SUM([.M3:.M30])" office:value-type="float"/>
          <table:table-cell table:formula="of:=SUM([.N3:.N30])" office:value-type="float"/>
          <table:table-cell table:formula="of:=SUM([.O3:.O30])" office:value-type="float"/>
          <table:table-cell table:formula="of:=SUM([.P3:.P30])" office:value-type="float"/>
          <table:table-cell table:formula="of:=SUM([.Q3:.Q30])" office:value-type="float"/>
          <table:table-cell table:formula="of:=SUM([.R3:.R30])" office:value-type="float"/>
          <table:table-cell table:formula="of:=SUM([.S3:.S30])" office:value-type="float"/>
          <table:table-cell table:formula="of:=SUM([.T3:.T30])" office:value-type="float"/>
          <table:table-cell table:formula="of:=SUM([.U3:.U30])" office:value-type="float"/>
          <table:table-cell table:formula="of:=SUM([.V3:.V30])" office:value-type="float"/>
          <table:table-cell table:formula="of:=SUM([.W3:.W30])" office:value-type="float"/>
          <table:table-cell table:formula="of:=SUM([.X3:.X30])" office:value-type="float"/>
          <table:table-cell table:formula="of:=SUM([.Y3:.Y30])" office:value-type="float"/>
          <table:table-cell table:formula="of:=SUM([.Z3:.Z30])" office:value-type="float"/>
          <table:table-cell table:formula="of:=SUM([.AA3:.AA30])" office:value-type="float"/>
          <table:table-cell table:formula="of:=SUM([.AB3:.AB30])" office:value-type="float"/>
          <table:table-cell table:formula="of:=SUM([.AC3:.AC30])" office:value-type="float"/>
          <table:table-cell table:formula="of:=SUM([.AD3:.AD30])" office:value-type="float"/>
          <table:table-cell table:formula="of:=SUM([.AE3:.AE30])" office:value-type="float"/>
          <table:table-cell table:formula="of:=SUM([.AF3:.AF30])" office:value-type="float"/>
          <table:table-cell table:formula="of:=SUM([.AG3:.AG30])" office:value-type="float"/>
          <table:table-cell table:formula="of:=SUM([.AH3:.AH30])" office:value-type="float"/>
          <table:table-cell table:formula="of:=SUM([.AI3:.AI30])" office:value-type="float"/>
          <table:table-cell table:formula="of:=SUM([.AJ3:.AJ30])" office:value-type="float"/>
          <table:table-cell table:formula="of:=SUM([.AK3:.AK30])" office:value-type="float"/>
          <table:table-cell table:formula="of:=SUM([.AL3:.AL30])" office:value-type="float"/>
          <table:table-cell table:formula="of:=SUM([.AM3:.AM30])" office:value-type="float"/>
          <table:table-cell table:formula="of:=SUM([.AN3:.AN30])" office:value-type="float"/>
          <table:table-cell table:formula="of:=SUM([.AO3:.AO3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0])" office:value-type="float"/>
          <table:table-cell table:formula="of:=AVERAGE([.C3:.C30])" office:value-type="float"/>
          <table:table-cell table:formula="of:=AVERAGE([.D3:.D30])" office:value-type="float"/>
          <table:table-cell table:formula="of:=AVERAGE([.E3:.E30])" office:value-type="float"/>
          <table:table-cell table:formula="of:=AVERAGE([.F3:.F30])" office:value-type="float"/>
          <table:table-cell table:formula="of:=AVERAGE([.G3:.G30])" office:value-type="float"/>
          <table:table-cell table:formula="of:=AVERAGE([.H3:.H30])" office:value-type="float"/>
          <table:table-cell table:formula="of:=AVERAGE([.I3:.I30])" office:value-type="float"/>
          <table:table-cell table:formula="of:=AVERAGE([.J3:.J30])" office:value-type="float"/>
          <table:table-cell table:formula="of:=AVERAGE([.K3:.K30])" office:value-type="float"/>
          <table:table-cell table:formula="of:=AVERAGE([.L3:.L30])" office:value-type="float"/>
          <table:table-cell table:formula="of:=AVERAGE([.M3:.M30])" office:value-type="float"/>
          <table:table-cell table:formula="of:=AVERAGE([.N3:.N30])" office:value-type="float"/>
          <table:table-cell table:formula="of:=AVERAGE([.O3:.O30])" office:value-type="float"/>
          <table:table-cell table:formula="of:=AVERAGE([.P3:.P30])" office:value-type="float"/>
          <table:table-cell table:formula="of:=AVERAGE([.Q3:.Q30])" office:value-type="float"/>
          <table:table-cell table:formula="of:=AVERAGE([.R3:.R30])" office:value-type="float"/>
          <table:table-cell table:formula="of:=AVERAGE([.S3:.S30])" office:value-type="float"/>
          <table:table-cell table:formula="of:=AVERAGE([.T3:.T30])" office:value-type="float"/>
          <table:table-cell table:formula="of:=AVERAGE([.U3:.U30])" office:value-type="float"/>
          <table:table-cell table:formula="of:=AVERAGE([.V3:.V30])" office:value-type="float"/>
          <table:table-cell table:formula="of:=AVERAGE([.W3:.W30])" office:value-type="float"/>
          <table:table-cell table:formula="of:=AVERAGE([.X3:.X30])" office:value-type="float"/>
          <table:table-cell table:formula="of:=AVERAGE([.Y3:.Y30])" office:value-type="float"/>
          <table:table-cell table:formula="of:=AVERAGE([.Z3:.Z30])" office:value-type="float"/>
          <table:table-cell table:formula="of:=AVERAGE([.AA3:.AA30])" office:value-type="float"/>
          <table:table-cell table:formula="of:=AVERAGE([.AB3:.AB30])" office:value-type="float"/>
          <table:table-cell table:formula="of:=AVERAGE([.AC3:.AC30])" office:value-type="float"/>
          <table:table-cell table:formula="of:=AVERAGE([.AD3:.AD30])" office:value-type="float"/>
          <table:table-cell table:formula="of:=AVERAGE([.AE3:.AE30])" office:value-type="float"/>
          <table:table-cell table:formula="of:=AVERAGE([.AF3:.AF30])" office:value-type="float"/>
          <table:table-cell table:formula="of:=AVERAGE([.AG3:.AG30])" office:value-type="float"/>
          <table:table-cell table:formula="of:=AVERAGE([.AH3:.AH30])" office:value-type="float"/>
          <table:table-cell table:formula="of:=AVERAGE([.AI3:.AI30])" office:value-type="float"/>
          <table:table-cell table:formula="of:=AVERAGE([.AJ3:.AJ30])" office:value-type="float"/>
          <table:table-cell table:formula="of:=AVERAGE([.AK3:.AK30])" office:value-type="float"/>
          <table:table-cell table:formula="of:=AVERAGE([.AL3:.AL30])" office:value-type="float"/>
          <table:table-cell table:formula="of:=AVERAGE([.AM3:.AM30])" office:value-type="float"/>
          <table:table-cell table:formula="of:=AVERAGE([.AN3:.AN30])" office:value-type="float"/>
          <table:table-cell table:formula="of:=AVERAGE([.AO3:.AO3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0])" office:value-type="float"/>
          <table:table-cell table:formula="of:=STDEV([.C3:.C30])" office:value-type="float"/>
          <table:table-cell table:formula="of:=STDEV([.D3:.D30])" office:value-type="float"/>
          <table:table-cell table:formula="of:=STDEV([.E3:.E30])" office:value-type="float"/>
          <table:table-cell table:formula="of:=STDEV([.F3:.F30])" office:value-type="float"/>
          <table:table-cell table:formula="of:=STDEV([.G3:.G30])" office:value-type="float"/>
          <table:table-cell table:formula="of:=STDEV([.H3:.H30])" office:value-type="float"/>
          <table:table-cell table:formula="of:=STDEV([.I3:.I30])" office:value-type="float"/>
          <table:table-cell table:formula="of:=STDEV([.J3:.J30])" office:value-type="float"/>
          <table:table-cell table:formula="of:=STDEV([.K3:.K30])" office:value-type="float"/>
          <table:table-cell table:formula="of:=STDEV([.L3:.L30])" office:value-type="float"/>
          <table:table-cell table:formula="of:=STDEV([.M3:.M30])" office:value-type="float"/>
          <table:table-cell table:formula="of:=STDEV([.N3:.N30])" office:value-type="float"/>
          <table:table-cell table:formula="of:=STDEV([.O3:.O30])" office:value-type="float"/>
          <table:table-cell table:formula="of:=STDEV([.P3:.P30])" office:value-type="float"/>
          <table:table-cell table:formula="of:=STDEV([.Q3:.Q30])" office:value-type="float"/>
          <table:table-cell table:formula="of:=STDEV([.R3:.R30])" office:value-type="float"/>
          <table:table-cell table:formula="of:=STDEV([.S3:.S30])" office:value-type="float"/>
          <table:table-cell table:formula="of:=STDEV([.T3:.T30])" office:value-type="float"/>
          <table:table-cell table:formula="of:=STDEV([.U3:.U30])" office:value-type="float"/>
          <table:table-cell table:formula="of:=STDEV([.V3:.V30])" office:value-type="float"/>
          <table:table-cell table:formula="of:=STDEV([.W3:.W30])" office:value-type="float"/>
          <table:table-cell table:formula="of:=STDEV([.X3:.X30])" office:value-type="float"/>
          <table:table-cell table:formula="of:=STDEV([.Y3:.Y30])" office:value-type="float"/>
          <table:table-cell table:formula="of:=STDEV([.Z3:.Z30])" office:value-type="float"/>
          <table:table-cell table:formula="of:=STDEV([.AA3:.AA30])" office:value-type="float"/>
          <table:table-cell table:formula="of:=STDEV([.AB3:.AB30])" office:value-type="float"/>
          <table:table-cell table:formula="of:=STDEV([.AC3:.AC30])" office:value-type="float"/>
          <table:table-cell table:formula="of:=STDEV([.AD3:.AD30])" office:value-type="float"/>
          <table:table-cell table:formula="of:=STDEV([.AE3:.AE30])" office:value-type="float"/>
          <table:table-cell table:formula="of:=STDEV([.AF3:.AF30])" office:value-type="float"/>
          <table:table-cell table:formula="of:=STDEV([.AG3:.AG30])" office:value-type="float"/>
          <table:table-cell table:formula="of:=STDEV([.AH3:.AH30])" office:value-type="float"/>
          <table:table-cell table:formula="of:=STDEV([.AI3:.AI30])" office:value-type="float"/>
          <table:table-cell table:formula="of:=STDEV([.AJ3:.AJ30])" office:value-type="float"/>
          <table:table-cell table:formula="of:=STDEV([.AK3:.AK30])" office:value-type="float"/>
          <table:table-cell table:formula="of:=STDEV([.AL3:.AL30])" office:value-type="float"/>
          <table:table-cell table:formula="of:=STDEV([.AM3:.AM30])" office:value-type="float"/>
          <table:table-cell table:formula="of:=STDEV([.AN3:.AN30])" office:value-type="float"/>
          <table:table-cell table:formula="of:=STDEV([.AO3:.AO3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0]-[.$L3:.$L30])^2)^0.5" office:value-type="float"/>
          <table:table-cell table:number-matrix-columns-spanned="1" table:number-matrix-rows-spanned="1" table:formula="of:=SUM(([.C3:.C30]-[.$M3:.$M30])^2)^0.5" office:value-type="float"/>
          <table:table-cell table:number-matrix-columns-spanned="1" table:number-matrix-rows-spanned="1" table:formula="of:=SUM(([.D3:.D30]-[.$N3:.$N30])^2)^0.5" office:value-type="float"/>
          <table:table-cell table:number-matrix-columns-spanned="1" table:number-matrix-rows-spanned="1" table:formula="of:=SUM(([.E3:.E30]-[.$O3:.$O30])^2)^0.5" office:value-type="float"/>
          <table:table-cell table:number-matrix-columns-spanned="1" table:number-matrix-rows-spanned="1" table:formula="of:=SUM(([.F3:.F30]-[.$P3:.$P30])^2)^0.5" office:value-type="float"/>
          <table:table-cell table:number-matrix-columns-spanned="1" table:number-matrix-rows-spanned="1" table:formula="of:=SUM(([.G3:.G30]-[.$Q3:.$Q30])^2)^0.5" office:value-type="float"/>
          <table:table-cell table:number-matrix-columns-spanned="1" table:number-matrix-rows-spanned="1" table:formula="of:=SUM(([.H3:.H30]-[.$R3:.$R30])^2)^0.5" office:value-type="float"/>
          <table:table-cell table:number-matrix-columns-spanned="1" table:number-matrix-rows-spanned="1" table:formula="of:=SUM(([.I3:.I30]-[.$S3:.$S30])^2)^0.5" office:value-type="float"/>
          <table:table-cell table:number-matrix-columns-spanned="1" table:number-matrix-rows-spanned="1" table:formula="of:=SUM(([.J3:.J30]-[.$T3:.$T30])^2)^0.5" office:value-type="float"/>
          <table:table-cell table:number-matrix-columns-spanned="1" table:number-matrix-rows-spanned="1" table:formula="of:=SUM(([.K3:.K30]-[.$U3:.$U3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0]=[.$L3:.$L30])" office:value-type="float"/>
          <table:table-cell table:number-matrix-columns-spanned="1" table:number-matrix-rows-spanned="1" table:formula="of:=SUM([.C3:.C30]=[.$M3:.$M30])" office:value-type="float"/>
          <table:table-cell table:number-matrix-columns-spanned="1" table:number-matrix-rows-spanned="1" table:formula="of:=SUM([.D3:.D30]=[.$N3:.$N30])" office:value-type="float"/>
          <table:table-cell table:number-matrix-columns-spanned="1" table:number-matrix-rows-spanned="1" table:formula="of:=SUM([.E3:.E30]=[.$O3:.$O30])" office:value-type="float"/>
          <table:table-cell table:number-matrix-columns-spanned="1" table:number-matrix-rows-spanned="1" table:formula="of:=SUM([.F3:.F30]=[.$P3:.$P30])" office:value-type="float"/>
          <table:table-cell table:number-matrix-columns-spanned="1" table:number-matrix-rows-spanned="1" table:formula="of:=SUM([.G3:.G30]=[.$Q3:.$Q30])" office:value-type="float"/>
          <table:table-cell table:number-matrix-columns-spanned="1" table:number-matrix-rows-spanned="1" table:formula="of:=SUM([.H3:.H30]=[.$R3:.$R30])" office:value-type="float"/>
          <table:table-cell table:number-matrix-columns-spanned="1" table:number-matrix-rows-spanned="1" table:formula="of:=SUM([.I3:.I30]=[.$S3:.$S30])" office:value-type="float"/>
          <table:table-cell table:number-matrix-columns-spanned="1" table:number-matrix-rows-spanned="1" table:formula="of:=SUM([.J3:.J30]=[.$T3:.$T30])" office:value-type="float"/>
          <table:table-cell table:number-matrix-columns-spanned="1" table:number-matrix-rows-spanned="1" table:formula="of:=SUM([.K3:.K30]=[.$U3:.$U3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0]&lt;[.$V3:.$V30])" office:value-type="float"/>
          <table:table-cell table:number-matrix-columns-spanned="1" table:number-matrix-rows-spanned="1" table:formula="of:=SUM([.C3:.C30]&lt;[.$W3:.$W30])" office:value-type="float"/>
          <table:table-cell table:number-matrix-columns-spanned="1" table:number-matrix-rows-spanned="1" table:formula="of:=SUM([.D3:.D30]&lt;[.$X3:.$X30])" office:value-type="float"/>
          <table:table-cell table:number-matrix-columns-spanned="1" table:number-matrix-rows-spanned="1" table:formula="of:=SUM([.E3:.E30]&lt;[.$Y3:.$Y30])" office:value-type="float"/>
          <table:table-cell table:number-matrix-columns-spanned="1" table:number-matrix-rows-spanned="1" table:formula="of:=SUM([.F3:.F30]&lt;[.$Z3:.$Z30])" office:value-type="float"/>
          <table:table-cell table:number-matrix-columns-spanned="1" table:number-matrix-rows-spanned="1" table:formula="of:=SUM([.G3:.G30]&lt;[.$AA3:.$AA30])" office:value-type="float"/>
          <table:table-cell table:number-matrix-columns-spanned="1" table:number-matrix-rows-spanned="1" table:formula="of:=SUM([.H3:.H30]&lt;[.$AB3:.$AB30])" office:value-type="float"/>
          <table:table-cell table:number-matrix-columns-spanned="1" table:number-matrix-rows-spanned="1" table:formula="of:=SUM([.I3:.I30]&lt;[.$AC3:.$AC30])" office:value-type="float"/>
          <table:table-cell table:number-matrix-columns-spanned="1" table:number-matrix-rows-spanned="1" table:formula="of:=SUM([.J3:.J30]&lt;[.$AD3:.$AD30])" office:value-type="float"/>
          <table:table-cell table:number-matrix-columns-spanned="1" table:number-matrix-rows-spanned="1" table:formula="of:=SUM([.K3:.K30]&lt;[.$AE3:.$AE3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0]&gt;[.$V3:.$V30])" office:value-type="float"/>
          <table:table-cell table:number-matrix-columns-spanned="1" table:number-matrix-rows-spanned="1" table:formula="of:=SUM([.C3:.C30]&gt;[.$W3:.$W30])" office:value-type="float"/>
          <table:table-cell table:number-matrix-columns-spanned="1" table:number-matrix-rows-spanned="1" table:formula="of:=SUM([.D3:.D30]&gt;[.$X3:.$X30])" office:value-type="float"/>
          <table:table-cell table:number-matrix-columns-spanned="1" table:number-matrix-rows-spanned="1" table:formula="of:=SUM([.E3:.E30]&gt;[.$Y3:.$Y30])" office:value-type="float"/>
          <table:table-cell table:number-matrix-columns-spanned="1" table:number-matrix-rows-spanned="1" table:formula="of:=SUM([.F3:.F30]&gt;[.$Z3:.$Z30])" office:value-type="float"/>
          <table:table-cell table:number-matrix-columns-spanned="1" table:number-matrix-rows-spanned="1" table:formula="of:=SUM([.G3:.G30]&gt;[.$AA3:.$AA30])" office:value-type="float"/>
          <table:table-cell table:number-matrix-columns-spanned="1" table:number-matrix-rows-spanned="1" table:formula="of:=SUM([.H3:.H30]&gt;[.$AB3:.$AB30])" office:value-type="float"/>
          <table:table-cell table:number-matrix-columns-spanned="1" table:number-matrix-rows-spanned="1" table:formula="of:=SUM([.I3:.I30]&gt;[.$AC3:.$AC30])" office:value-type="float"/>
          <table:table-cell table:number-matrix-columns-spanned="1" table:number-matrix-rows-spanned="1" table:formula="of:=SUM([.J3:.J30]&gt;[.$AD3:.$AD30])" office:value-type="float"/>
          <table:table-cell table:number-matrix-columns-spanned="1" table:number-matrix-rows-spanned="1" table:formula="of:=SUM([.K3:.K30]&gt;[.$AE3:.$AE3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0]=[.$AF3:.$AF30])" office:value-type="float"/>
          <table:table-cell table:number-matrix-columns-spanned="1" table:number-matrix-rows-spanned="1" table:formula="of:=SUM([.C3:.C30]=[.$AG3:.$AG30])" office:value-type="float"/>
          <table:table-cell table:number-matrix-columns-spanned="1" table:number-matrix-rows-spanned="1" table:formula="of:=SUM([.D3:.D30]=[.$AH3:.$AH30])" office:value-type="float"/>
          <table:table-cell table:number-matrix-columns-spanned="1" table:number-matrix-rows-spanned="1" table:formula="of:=SUM([.E3:.E30]=[.$AI3:.$AI30])" office:value-type="float"/>
          <table:table-cell table:number-matrix-columns-spanned="1" table:number-matrix-rows-spanned="1" table:formula="of:=SUM([.F3:.F30]=[.$AJ3:.$AJ30])" office:value-type="float"/>
          <table:table-cell table:number-matrix-columns-spanned="1" table:number-matrix-rows-spanned="1" table:formula="of:=SUM([.G3:.G30]=[.$AK3:.$AK30])" office:value-type="float"/>
          <table:table-cell table:number-matrix-columns-spanned="1" table:number-matrix-rows-spanned="1" table:formula="of:=SUM([.H3:.H30]=[.$AL3:.$AL30])" office:value-type="float"/>
          <table:table-cell table:number-matrix-columns-spanned="1" table:number-matrix-rows-spanned="1" table:formula="of:=SUM([.I3:.I30]=[.$AM3:.$AM30])" office:value-type="float"/>
          <table:table-cell table:number-matrix-columns-spanned="1" table:number-matrix-rows-spanned="1" table:formula="of:=SUM([.J3:.J30]=[.$AN3:.$AN30])" office:value-type="float"/>
          <table:table-cell table:number-matrix-columns-spanned="1" table:number-matrix-rows-spanned="1" table:formula="of:=SUM([.K3:.K30]=[.$AO3:.$AO3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0])" office:value-type="float"/>
          <table:table-cell table:formula="of:=AVERAGE([Instances.C3:Instances.C30])" office:value-type="float"/>
          <table:table-cell table:formula="of:=AVERAGE([Instances.D3:Instances.D30])" office:value-type="float"/>
          <table:table-cell table:formula="of:=AVERAGE([Instances.E3:Instances.E30])" office:value-type="float"/>
          <table:table-cell table:formula="of:=SUM([Instances.F3:Instances.F30])" office:value-type="float"/>
          <table:table-cell table:formula="of:=AVERAGE([Instances.G3:Instances.G30])" office:value-type="float"/>
          <table:table-cell table:formula="of:=AVERAGE([Instances.H3:Instances.H30])" office:value-type="float"/>
          <table:table-cell table:formula="of:=AVERAGE([Instances.I3:Instances.I30])" office:value-type="float"/>
          <table:table-cell table:formula="of:=AVERAGE([Instances.J3:Instances.J30])" office:value-type="float"/>
          <table:table-cell table:formula="of:=AVERAGE([Instances.K3:Instances.K30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